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REATE DATABASE IF NOT EXISTS ass2;</text:p>
      <text:p text:style-name="Standard">USE ass2;</text:p>
      <text:p text:style-name="Standard"/>
      <text:p text:style-name="Standard">CREATE TABLE employee (</text:p>
      <text:p text:style-name="Standard"><text:s text:c="4"/>e_id INT PRIMARY KEY,</text:p>
      <text:p text:style-name="Standard"><text:s text:c="4"/>name VARCHAR(100),</text:p>
      <text:p text:style-name="Standard"><text:s text:c="4"/>street VARCHAR(100),</text:p>
      <text:p text:style-name="Standard"><text:s text:c="4"/>city VARCHAR(50)</text:p>
      <text:p text:style-name="Standard">);</text:p>
      <text:p text:style-name="Standard"/>
      <text:p text:style-name="Standard">CREATE TABLE company (</text:p>
      <text:p text:style-name="Standard"><text:s text:c="4"/>company_name VARCHAR(100) PRIMARY KEY,</text:p>
      <text:p text:style-name="Standard"><text:s text:c="4"/>city VARCHAR(50)</text:p>
      <text:p text:style-name="Standard">);</text:p>
      <text:p text:style-name="Standard"/>
      <text:p text:style-name="Standard">CREATE TABLE works (</text:p>
      <text:p text:style-name="Standard"><text:s text:c="4"/>e_id INT,</text:p>
      <text:p text:style-name="Standard"><text:s text:c="4"/>company_name VARCHAR(100),</text:p>
      <text:p text:style-name="Standard"><text:s text:c="4"/>salary DECIMAL(10,2),</text:p>
      <text:p text:style-name="Standard"><text:s text:c="4"/>PRIMARY KEY (e_id, company_name),</text:p>
      <text:p text:style-name="Standard"><text:s text:c="4"/>FOREIGN KEY (e_id) REFERENCES employee(e_id),</text:p>
      <text:p text:style-name="Standard"><text:s text:c="4"/>FOREIGN KEY (company_name) REFERENCES company(company_name)</text:p>
      <text:p text:style-name="Standard">);</text:p>
      <text:p text:style-name="Standard"/>
      <text:p text:style-name="Standard">CREATE TABLE manages (</text:p>
      <text:p text:style-name="Standard"><text:s text:c="4"/>e_id INT PRIMARY KEY,</text:p>
      <text:p text:style-name="Standard"><text:s text:c="4"/>dept_name VARCHAR(100),</text:p>
      <text:p text:style-name="Standard"><text:s text:c="4"/>FOREIGN KEY (e_id) REFERENCES employee(e_id)</text:p>
      <text:p text:style-name="Standard">);</text:p>
      <text:p text:style-name="Standard"/>
      <text:p text:style-name="Standard">INSERT INTO employee VALUES</text:p>
      <text:p text:style-name="Standard">(1, 'Ravi', 'MG Road', 'Delhi'),</text:p>
      <text:p text:style-name="Standard">(2, 'Anjali', 'Park Street', 'Mumbai'),</text:p>
      <text:p text:style-name="Standard">(3, 'Vikram', 'Residency Road', 'Bangalore'),</text:p>
      <text:p text:style-name="Standard">(4, 'Pooja', 'Banjara Hills', 'Hyderabad'),</text:p>
      <text:p text:style-name="Standard">(5, 'Amit', 'Satellite Road', 'Ahmedabad'),</text:p>
      <text:p text:style-name="Standard">(6, 'Neha', 'Connaught Place', 'Delhi'),</text:p>
      <text:p text:style-name="Standard">(7, 'Rajesh', 'Marine Drive', 'Mumbai'),</text:p>
      <text:p text:style-name="Standard">(8, 'Kiran', 'Jubilee Hills', 'Hyderabad'),</text:p>
      <text:p text:style-name="Standard">(9, 'Sneha', 'FC Road', 'Pune'),</text:p>
      <text:p text:style-name="Standard">(10, 'Manoj', 'CG Road', 'Ahmedabad'),</text:p>
      <text:p text:style-name="Standard">(11, 'Deepika', 'Brigade Road', 'Bangalore'),</text:p>
      <text:p text:style-name="Standard">(12, 'Arjun', 'Rajouri Garden', 'Delhi'),</text:p>
      <text:p text:style-name="Standard">(13, 'Priya', 'Linking Road', 'Mumbai'),</text:p>
      <text:p text:style-name="Standard">(14, 'Tarun', 'HSR Layout', 'Bangalore'),</text:p>
      <text:p text:style-name="Standard">(15, 'Isha', 'Begumpet', 'Hyderabad'),</text:p>
      <text:p text:style-name="Standard">(16, 'Suresh', 'MG Road', 'Delhi'),</text:p>
      <text:p text:style-name="Standard">(17, 'Ramesh', 'Baner Road', 'Pune'),</text:p>
      <text:p text:style-name="Standard">(18, 'Suresh', NULL, 'Hyderabad'),</text:p>
      <text:p text:style-name="Standard">(19, 'Ramesh', '123 MG Road', 'Bangalore');</text:p>
      <text:p text:style-name="Standard"/>
      <text:p text:style-name="Standard">INSERT INTO company VALUES</text:p>
      <text:soft-page-break/>
      <text:p text:style-name="Standard">('Adani Group', 'Ahmedabad'),</text:p>
      <text:p text:style-name="Standard">('Cognizant', 'Hyderabad'),</text:p>
      <text:p text:style-name="Standard">('HCL', 'Delhi'),</text:p>
      <text:p text:style-name="Standard">('Infosys', 'Bangalore'),</text:p>
      <text:p text:style-name="Standard">('Ola Cabs', 'Bangalore'),</text:p>
      <text:p text:style-name="Standard">('Reliance', 'Mumbai'),</text:p>
      <text:p text:style-name="Standard">('TCS', 'Mumbai'),</text:p>
      <text:p text:style-name="Standard">('Tech Mahindra', 'Pune'),</text:p>
      <text:p text:style-name="Standard">('Wipro', 'Hyderabad'),</text:p>
      <text:p text:style-name="Standard">('Zomato', 'Delhi');</text:p>
      <text:p text:style-name="Standard"/>
      <text:p text:style-name="Standard">INSERT INTO works VALUES</text:p>
      <text:p text:style-name="Standard">(1, 'Infosys', 75500.00),</text:p>
      <text:p text:style-name="Standard">(2, 'TCS', 82000.00),</text:p>
      <text:p text:style-name="Standard">(3, 'Wipro', 68000.00),</text:p>
      <text:p text:style-name="Standard">(4, 'HCL', 90000.00),</text:p>
      <text:p text:style-name="Standard">(5, 'Adani Group', 72000.00),</text:p>
      <text:p text:style-name="Standard">(6, 'Infosys', 80500.00),</text:p>
      <text:p text:style-name="Standard">(7, 'Infosys', 85500.00),</text:p>
      <text:p text:style-name="Standard">(8, 'Infosys', 95500.00),</text:p>
      <text:p text:style-name="Standard">(9, 'Infosys', 40500.00);</text:p>
      <text:p text:style-name="Standard"/>
      <text:p text:style-name="Standard">INSERT INTO manages VALUES</text:p>
      <text:p text:style-name="Standard">(1, 'Human Resources'),</text:p>
      <text:p text:style-name="Standard">(2, 'Finance'),</text:p>
      <text:p text:style-name="Standard">(3, 'Engineering'),</text:p>
      <text:p text:style-name="Standard">(4, 'Marketing'),</text:p>
      <text:p text:style-name="Standard">(5, 'IT Support'),</text:p>
      <text:p text:style-name="Standard">(6, 'Product'),</text:p>
      <text:p text:style-name="Standard">(7, 'Operations'),</text:p>
      <text:p text:style-name="Standard">(8, 'Legal'),</text:p>
      <text:p text:style-name="Standard">(9, 'Sales'),</text:p>
      <text:p text:style-name="Standard">(10, 'Customer Service');</text:p>
      <text:p text:style-name="Standard"/>
      <text:p text:style-name="Standard">CREATE VIEW infosys_employees AS</text:p>
      <text:p text:style-name="Standard">SELECT e.e_id, e.name, e.city, w.salary</text:p>
      <text:p text:style-name="Standard">FROM employee e</text:p>
      <text:p text:style-name="Standard">JOIN works w ON e.e_id = w.e_id</text:p>
      <text:p text:style-name="Standard">WHERE w.company_name = 'Infosys';</text:p>
      <text:p text:style-name="Standard"/>
      <text:p text:style-name="Standard">CREATE VIEW infosys_employees_filtered AS</text:p>
      <text:p text:style-name="Standard">SELECT e_id, name, city, salary</text:p>
      <text:p text:style-name="Standard">FROM infosys_employees</text:p>
      <text:p text:style-name="Standard">WHERE salary &gt; 50000;</text:p>
      <text:p text:style-name="Standard"/>
      <text:p text:style-name="Standard">CREATE INDEX idx_city ON employee(city);</text:p>
      <text:p text:style-name="Standard">DROP INDEX idx_city ON employee;</text:p>
      <text:p text:style-name="Standard"/>
      <text:p text:style-name="Standard">CREATE TABLE position_salaries (</text:p>
      <text:p text:style-name="Standard"><text:s text:c="4"/>srno INT AUTO_INCREMENT PRIMARY KEY,</text:p>
      <text:p text:style-name="Standard"><text:s text:c="4"/>position VARCHAR(255) NOT NULL,</text:p>
      <text:p text:style-name="Standard"><text:s text:c="4"/>salary DECIMAL(10, 2) NOT NULL,</text:p>
      <text:soft-page-break/>
      <text:p text:style-name="Standard"><text:s text:c="4"/>effective_date DATE NOT NULL</text:p>
      <text:p text:style-name="Standard">);</text:p>
      <text:p text:style-name="Standard"/>
      <text:p text:style-name="Standard">INSERT INTO position_salaries (position, salary, effective_date)</text:p>
      <text:p text:style-name="Standard">VALUES</text:p>
      <text:p text:style-name="Standard">('Software Engineer', 75000.00, '2025-07-01'),</text:p>
      <text:p text:style-name="Standard">('HR Manager', 90000.00, '2025-07-01'),</text:p>
      <text:p text:style-name="Standard">('Marketing Specialist', 65000.00, '2025-07-01'),</text:p>
      <text:p text:style-name="Standard">('Product Manager', 110000.00, '2025-07-01'),</text:p>
      <text:p text:style-name="Standard">('Sales Executive', 70000.00, '2025-07-01');</text:p>
      <text:p text:style-name="Standard"/>
      <text:p text:style-name="Standard">UPDATE employee</text:p>
      <text:p text:style-name="Standard">SET street = '123 MG Road', city = 'Bangalore'</text:p>
      <text:p text:style-name="Standard">WHERE e_id = 19;</text:p>
      <text:p text:style-name="Standard"/>
      <text:p text:style-name="Standard">UPDATE works</text:p>
      <text:p text:style-name="Standard">SET salary = salary + 500</text:p>
      <text:p text:style-name="Standard">WHERE company_name = 'Infosys'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agar Sharma</meta:initial-creator>
    <dc:creator>7348 SAGAR SHARMA</dc:creator>
    <meta:creation-date>2025-07-14T18:23:00Z</meta:creation-date>
    <dc:date>2025-07-14T18:23:00Z</dc:date>
    <meta:template xlink:href="Normal" xlink:type="simple"/>
    <meta:editing-cycles>2</meta:editing-cycles>
    <meta:editing-duration>PT60S</meta:editing-duration>
    <meta:document-statistic meta:page-count="3" meta:paragraph-count="6" meta:word-count="472" meta:character-count="3157" meta:row-count="22" meta:non-whitespace-character-count="2691"/>
  </office:meta>
</office:document-meta>
</file>